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057cm" fo:padding-top="0.225cm" fo:padding-bottom="0.225cm" fo:padding-left="0.35cm" fo:padding-right="0.35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493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945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7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7.5cm" svg:height="35.333cm" svg:x="4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3.5cm" svg:height="4.819cm" svg:x="9cm" svg:y="35.319cm">
          <text:p text:style-name="P12">Reimplement DBPedia SPARQL 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8" draw:text-style-name="P13" draw:layer="layout" svg:width="12cm" svg:height="3.425cm" svg:x="10.5cm" svg:y="42.306cm">
          <text:p text:style-name="P6"><text:span text:style-name="T7">Use current state of </text:span></text:p>
          <text:p text:style-name="P6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6cm" svg:height="4.817cm" svg:x="10.5cm" svg:y="59.592cm">
          <text:p text:style-name="P6"><text:span text:style-name="T7">Expose Benchmark Results</text:span></text:p>
          <text:p text:style-name="P6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0cm" svg:height="4.537cm" svg:x="27.5cm" svg:y="46.266cm">
          <text:p text:style-name="P6"><text:span text:style-name="T7">Assessment of unexpected </text:span></text:p>
          <text:p text:style-name="P6"><text:span text:style-name="T7">side-effects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13" draw:layer="layout" svg:width="10.5cm" svg:height="3.425cm" svg:x="24cm" svg:y="52.788cm">
          <text:p text:style-name="P6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2cm" svg:height="1.747cm" svg:x="3cm" svg:y="49cm">
          <text:p text:style-name="P6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4.5cm" svg:height="4.161cm" svg:x="56cm" svg:y="35.839cm">
          <text:p text:style-name="P6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1.5cm" svg:height="6.213cm" svg:x="47.948cm" svg:y="47.403cm">
          <text:p text:style-name="P13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9cm" svg:height="3.425cm" svg:x="67cm" svg:y="48.575cm">
          <text:p text:style-name="P6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12.5cm" svg:height="4.821cm" svg:x="56.5cm" svg:y="59cm">
          <text:p text:style-name="P6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3.5cm" svg:height="2.033cm" svg:x="36.5cm" svg:y="112.967cm">
          <text:p text:style-name="P6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22:57:55</dc:date>
    <dc:creator>Kjetil Kjernsmo</dc:creator>
    <meta:editing-duration>PT33H18M51S</meta:editing-duration>
    <meta:editing-cycles>9</meta:editing-cycles>
    <meta:generator>OpenOffice.org/3.1$Unix OpenOffice.org_project/310m19$Build-9420</meta:generator>
    <meta:document-statistic meta:object-count="21"/>
  </office:meta>
</office:document-meta>
</file>